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per Party:</text:p>
      <text:p text:style-name="Standard"/>
      <text:p text:style-name="Standard">Georg<text:tab/><text:tab/><text:tab/><text:tab/><text:tab/>Tactician/Fighter <text:s text:c="4"/>lvl 9</text:p>
      <text:p text:style-name="Standard">Ciel<text:tab/><text:tab/><text:tab/><text:tab/><text:tab/>Fighter/Party Buff <text:s text:c="2"/>lvl 9</text:p>
      <text:p text:style-name="Standard"><text:span text:style-name="T1">Mirajane</text:span><text:tab/><text:tab/><text:tab/><text:tab/>Tank<text:tab/><text:tab/> <text:s text:c="8"/>lvl 10</text:p>
      <text:p text:style-name="Standard"><text:span text:style-name="T1">Lesiy Aster</text:span><text:tab/><text:tab/><text:tab/><text:tab/>Fighter<text:tab/><text:tab/> <text:s text:c="8"/>lvl 9</text:p>
      <text:p text:style-name="Standard">Valia Aster<text:tab/><text:tab/><text:tab/><text:tab/>Mage<text:tab/><text:tab/> <text:s text:c="8"/>lvl 11</text:p>
      <text:p text:style-name="Standard">Panakas of Dale<text:tab/><text:tab/><text:tab/>Skill Rogue <text:s text:c="12"/>lvl 11</text:p>
      <text:p text:style-name="Standard"><text:span text:style-name="T1">Jovan</text:span><text:tab/><text:tab/><text:tab/><text:tab/><text:tab/>Archer<text:tab/><text:tab/> <text:s text:c="8"/>lvl 9</text:p>
      <text:p text:style-name="Standard">Nora Blindsided<text:tab/><text:tab/><text:tab/>Assassin<text:tab/> <text:s text:c="8"/>lvl 12</text:p>
      <text:p text:style-name="Standard"><text:span text:style-name="T1">Lys, the Rose of Heironeous<text:tab/></text:span><text:tab/>Healer<text:tab/><text:tab/> <text:s text:c="8"/>lvl 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lan Roth</meta:initial-creator>
    <meta:creation-date>2015-08-17T20:33:59.91</meta:creation-date>
    <dc:date>2016-03-09T22:01:03.61</dc:date>
    <dc:creator>Nolan Roth</dc:creator>
    <meta:editing-duration>PT12H50M22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10" meta:word-count="49" meta:character-count="365"/>
  </office:meta>
</office:document-meta>
</file>